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Text_20_body">
      <style:text-properties officeooo:rsid="0058b2aa" officeooo:paragraph-rsid="0058b2aa"/>
    </style:style>
    <style:style style:name="P2" style:family="paragraph" style:parent-style-name="Text_20_body">
      <style:text-properties fo:language="ru" fo:country="RU" officeooo:rsid="006fc96c" officeooo:paragraph-rsid="006fc96c"/>
    </style:style>
    <style:style style:name="P3" style:family="paragraph" style:parent-style-name="Text_20_body">
      <style:text-properties style:font-name="aakar" fo:language="ru" fo:country="RU" officeooo:rsid="006aef12" officeooo:paragraph-rsid="006aef12"/>
    </style:style>
    <style:style style:name="P4" style:family="paragraph" style:parent-style-name="Text_20_body">
      <style:text-properties style:font-name="aakar" fo:language="ru" fo:country="RU" officeooo:rsid="00726e0a" officeooo:paragraph-rsid="00726e0a"/>
    </style:style>
    <style:style style:name="P5" style:family="paragraph" style:parent-style-name="Text_20_body">
      <style:text-properties style:font-name="aakar"/>
    </style:style>
    <style:style style:name="P6" style:family="paragraph" style:parent-style-name="Text_20_body">
      <style:text-properties style:font-name="aakar" fo:language="ru" fo:country="RU" officeooo:rsid="006c1e21" officeooo:paragraph-rsid="006c1e21"/>
    </style:style>
    <style:style style:name="P7" style:family="paragraph" style:parent-style-name="Text_20_body">
      <style:text-properties style:font-name="aakar" fo:language="ru" fo:country="RU" officeooo:rsid="006dfcc4" officeooo:paragraph-rsid="006dfcc4"/>
    </style:style>
    <style:style style:name="P8" style:family="paragraph" style:parent-style-name="Text_20_body">
      <style:text-properties style:font-name="aakar" officeooo:rsid="00660080" officeooo:paragraph-rsid="00660080"/>
    </style:style>
    <style:style style:name="P9" style:family="paragraph" style:parent-style-name="Text_20_body">
      <style:text-properties style:font-name="Liberation Serif"/>
    </style:style>
    <style:style style:name="P10" style:family="paragraph" style:parent-style-name="Text_20_body">
      <style:text-properties officeooo:paragraph-rsid="00135035"/>
    </style:style>
    <style:style style:name="P11" style:family="paragraph" style:parent-style-name="Text_20_body">
      <style:text-properties officeooo:rsid="00579543" officeooo:paragraph-rsid="00135035"/>
    </style:style>
    <style:style style:name="P12" style:family="paragraph" style:parent-style-name="Text_20_body">
      <style:text-properties officeooo:paragraph-rsid="006ac053"/>
    </style:style>
    <style:style style:name="P13" style:family="paragraph" style:parent-style-name="Heading_20_3">
      <style:text-properties officeooo:paragraph-rsid="00135035"/>
    </style:style>
    <style:style style:name="P14" style:family="paragraph" style:parent-style-name="Text_20_body">
      <style:text-properties officeooo:rsid="003e4239" officeooo:paragraph-rsid="00135035"/>
    </style:style>
    <style:style style:name="P15"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16"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17" style:family="paragraph" style:parent-style-name="Text_20_body">
      <style:paragraph-properties fo:text-align="justify" style:justify-single-word="false"/>
      <style:text-properties officeooo:rsid="0018e370" officeooo:paragraph-rsid="00135035"/>
    </style:style>
    <style:style style:name="P18" style:family="paragraph" style:parent-style-name="Text_20_body">
      <style:paragraph-properties fo:text-align="justify" style:justify-single-word="false"/>
      <style:text-properties officeooo:rsid="002e8270" officeooo:paragraph-rsid="00135035"/>
    </style:style>
    <style:style style:name="P19" style:family="paragraph" style:parent-style-name="Text_20_body">
      <style:paragraph-properties fo:text-align="justify" style:justify-single-word="false"/>
      <style:text-properties officeooo:rsid="0033f61a" officeooo:paragraph-rsid="00135035"/>
    </style:style>
    <style:style style:name="P20" style:family="paragraph" style:parent-style-name="Text_20_body">
      <style:paragraph-properties fo:text-align="justify" style:justify-single-word="false"/>
      <style:text-properties officeooo:rsid="001a0558" officeooo:paragraph-rsid="00135035"/>
    </style:style>
    <style:style style:name="P21" style:family="paragraph" style:parent-style-name="Text_20_body">
      <style:paragraph-properties fo:text-align="justify" style:justify-single-word="false"/>
      <style:text-properties officeooo:rsid="001b0292" officeooo:paragraph-rsid="00135035"/>
    </style:style>
    <style:style style:name="P22" style:family="paragraph" style:parent-style-name="Text_20_body">
      <style:paragraph-properties fo:text-align="justify" style:justify-single-word="false"/>
      <style:text-properties officeooo:rsid="0017810f" officeooo:paragraph-rsid="00135035"/>
    </style:style>
    <style:style style:name="P23" style:family="paragraph" style:parent-style-name="Text_20_body">
      <style:paragraph-properties fo:text-align="justify" style:justify-single-word="false"/>
      <style:text-properties officeooo:rsid="00210db6" officeooo:paragraph-rsid="00135035"/>
    </style:style>
    <style:style style:name="P24" style:family="paragraph" style:parent-style-name="Text_20_body">
      <style:paragraph-properties fo:text-align="justify" style:justify-single-word="false"/>
      <style:text-properties officeooo:rsid="001f7f95" officeooo:paragraph-rsid="00135035"/>
    </style:style>
    <style:style style:name="P25" style:family="paragraph" style:parent-style-name="Text_20_body">
      <style:paragraph-properties fo:text-align="justify" style:justify-single-word="false"/>
      <style:text-properties officeooo:rsid="00d31dd5" officeooo:paragraph-rsid="00135035"/>
    </style:style>
    <style:style style:name="P26" style:family="paragraph" style:parent-style-name="Text_20_body">
      <style:paragraph-properties fo:text-align="justify" style:justify-single-word="false"/>
      <style:text-properties officeooo:rsid="00d3d437" officeooo:paragraph-rsid="00135035"/>
    </style:style>
    <style:style style:name="P27" style:family="paragraph" style:parent-style-name="Text_20_body">
      <style:paragraph-properties fo:text-align="justify" style:justify-single-word="false"/>
      <style:text-properties officeooo:paragraph-rsid="00135035"/>
    </style:style>
    <style:style style:name="P28" style:family="paragraph" style:parent-style-name="Text_20_body">
      <style:paragraph-properties fo:text-align="justify" style:justify-single-word="false"/>
      <style:text-properties officeooo:paragraph-rsid="004f0ae4"/>
    </style:style>
    <style:style style:name="P29" style:family="paragraph" style:parent-style-name="Text_20_body">
      <style:paragraph-properties fo:text-align="justify" style:justify-single-word="false"/>
      <style:text-properties officeooo:paragraph-rsid="00692cc2"/>
    </style:style>
    <style:style style:name="P30" style:family="paragraph" style:parent-style-name="Text_20_body">
      <style:paragraph-properties fo:text-align="justify" style:justify-single-word="false"/>
      <style:text-properties officeooo:rsid="017ac578" officeooo:paragraph-rsid="00135035"/>
    </style:style>
    <style:style style:name="P31"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32"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33"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34"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35"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36"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37"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38"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39"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40"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41"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42"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T1" style:family="text">
      <style:text-properties officeooo:rsid="007515fd"/>
    </style:style>
    <style:style style:name="T2" style:family="text">
      <style:text-properties fo:language="en" fo:country="US"/>
    </style:style>
    <style:style style:name="T3" style:family="text">
      <style:text-properties officeooo:rsid="006fc96c"/>
    </style:style>
    <style:style style:name="T4" style:family="text">
      <style:text-properties officeooo:rsid="006c1e21"/>
    </style:style>
    <style:style style:name="T5" style:family="text">
      <style:text-properties officeooo:rsid="0073e628"/>
    </style:style>
    <style:style style:name="T6" style:family="text">
      <style:text-properties officeooo:rsid="00579543"/>
    </style:style>
    <style:style style:name="T7" style:family="text">
      <style:text-properties officeooo:rsid="006ac053"/>
    </style:style>
    <style:style style:name="T8" style:family="text">
      <style:text-properties officeooo:rsid="0041e85a"/>
    </style:style>
    <style:style style:name="T9" style:family="text">
      <style:text-properties officeooo:rsid="0037193b"/>
    </style:style>
    <style:style style:name="T10" style:family="text">
      <style:text-properties officeooo:rsid="002d3282"/>
    </style:style>
    <style:style style:name="T11" style:family="text">
      <style:text-properties officeooo:rsid="0031f8e1"/>
    </style:style>
    <style:style style:name="T12" style:family="text">
      <style:text-properties officeooo:rsid="001f5954"/>
    </style:style>
    <style:style style:name="T13" style:family="text">
      <style:text-properties officeooo:rsid="001b0292"/>
    </style:style>
    <style:style style:name="T14" style:family="text">
      <style:text-properties officeooo:rsid="0023936e"/>
    </style:style>
    <style:style style:name="T15" style:family="text">
      <style:text-properties officeooo:rsid="001ef6e5"/>
    </style:style>
    <style:style style:name="T16" style:family="text">
      <style:text-properties officeooo:rsid="00d31dd5"/>
    </style:style>
    <style:style style:name="T17" style:family="text">
      <style:text-properties officeooo:rsid="01c057b3"/>
    </style:style>
    <style:style style:name="T18" style:family="text">
      <style:text-properties officeooo:rsid="01f2da73"/>
    </style:style>
    <style:style style:name="T19" style:family="text">
      <style:text-properties officeooo:rsid="01f4586c"/>
    </style:style>
    <style:style style:name="T20" style:family="text">
      <style:text-properties officeooo:rsid="01aa6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В Чертогах разума овощами зовут Учителей – пострадавших от Хэвэн.</text:p>
      <text:p text:style-name="P1">Пациентами зовут медперсонал.</text:p>
      <text:p text:style-name="P2">Алкоголичь — пожилой техник-ремонтник, выполняющий мелкие ремонтные работы в Чертогах Разума. Кашалотовна — повар-раздатчик пищи в столовой. Мымра — дежурная медсестра. Лысый — главврач.</text:p>
      <text:p text:style-name="P3">Дедлайн, <text:span text:style-name="T1">Гейзенберг, Леннон и Терминатор</text:span><text:span text:style-name="T2"> </text:span>жив<text:span text:style-name="T1">у</text:span>т в седьмой палате. <text:span text:style-name="T3">У н</text:span><text:span text:style-name="T1">их</text:span><text:span text:style-name="T3"> надзиратель — Судья Дредд.</text:span> <text:span text:style-name="T4">Всего палат с </text:span><text:span text:style-name="T1">У</text:span><text:span text:style-name="T4">чителями семь. </text:span><text:span text:style-name="T3">Диоген живет в пятой — у него надзиратель — Шопен.</text:span></text:p>
      <text:p text:style-name="P4">Элвис <text:span text:style-name="T1">и Бисмарк </text:span>жив<text:span text:style-name="T1">у</text:span>т во второй палате.</text:p>
      <text:p text:style-name="P4">Гейзенберг <text:span text:style-name="T5">(заикается) — выменял у Крыса плеер с наушниками.</text:span></text:p>
      <text:p text:style-name="P5"/>
      <text:p text:style-name="P6">Страна Дедлайна в состоянии холодной войны с бледными — агрессивным государством-конкурентом</text:p>
      <text:p text:style-name="P5"/>
      <text:p text:style-name="P7">Хэвэн восемь лет изучала экономику, после чего ее три года обучали военному делу</text:p>
      <text:p text:style-name="P7">Цезарь — военный ии бледных — на шесть лет старше Феникса — военного ИИ ракетчиков (ему три года).</text:p>
      <text:p text:style-name="P7"/>
      <text:p text:style-name="P8">Прыгаем в Чёрную дыру<text:line-break/>https://www.youtube.com/watch?v=JoDmsVNzT8A</text:p>
      <text:p text:style-name="P5"/>
      <text:p text:style-name="Text_20_body">Sandy Marton - Camel by Camel</text:p>
      <text:p text:style-name="Text_20_body"><text:a xlink:type="simple" xlink:href="https://www.youtube.com/watch?v=JnqQ8n06-0A" text:style-name="Internet_20_link" text:visited-style-name="Visited_20_Internet_20_Link">https://www.youtube.com/watch?v=JnqQ8n06-0A</text:a></text:p>
      <text:p text:style-name="P9">Jan Hammer - Crockett's theme </text:p>
      <text:p text:style-name="P10"><text:a xlink:type="simple" xlink:href="https://www.youtube.com/watch?v=8r6fk8VTjbY" text:style-name="Internet_20_link" text:visited-style-name="Visited_20_Internet_20_Link"><text:span text:style-name="T6">https://www.youtube.com/watch?v=8r6fk8VTjbY</text:span></text:a></text:p>
      <text:p text:style-name="P11">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10"><text:a xlink:type="simple" xlink:href="https://www.youtube.com/watch?v=5LE5IHJMDiQ" text:style-name="Internet_20_link" text:visited-style-name="Visited_20_Internet_20_Link"><text:span text:style-name="T6">https://www.youtube.com/watch?v=5LE5IHJMDiQ</text:span></text:a><text:span text:style-name="T6"><text:line-break/>Hanu Dixit - Distant Lands</text:span></text:p>
      <text:p text:style-name="P12"><text:a xlink:type="simple" xlink:href="https://www.youtube.com/watch?v=Ok_JgMamVnQ" text:style-name="Internet_20_link" text:visited-style-name="Visited_20_Internet_20_Link">https://www.youtube.com/watch?v=Ok_JgMamVnQ</text:a></text:p>
      <text:p text:style-name="P12"/>
      <text:p text:style-name="P12"><text:soft-page-break/><text:span text:style-name="T7">Invicible - Vibe Tracs </text:span><text:a xlink:type="simple" xlink:href="https://www.youtube.com/watch?v=mkka6K8runM" text:style-name="Internet_20_link" text:visited-style-name="Visited_20_Internet_20_Link"><text:span text:style-name="T7">https://www.youtube.com/watch?v=mkka6K8runM</text:span></text:a></text:p>
      <text:p text:style-name="P12"><text:line-break/></text:p>
      <text:p text:style-name="P11">===============================================================================</text:p>
      <text:p text:style-name="P10"><text:span text:style-name="T8">В пространстве с</text:span>мутно <text:span text:style-name="T8">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0"/>
      <text:h text:style-name="P13" text:outline-level="3">Сатисфакция</text:h>
      <text:p text:style-name="P10">… <text:span text:style-name="T9">(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4">...</text:p>
      <text:p text:style-name="P15">Много лет прошло с той битвы. Я всё ещё переживаю каждый её миг, хотя воспоминания закры<text:span text:style-name="T10">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10">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16">Да будет так.</text:p>
      <text:p text:style-name="P10">...</text:p>
      <text:p text:style-name="P17">- А, так это ты меня выдумала, жопа рогатая! - я дьявольски усмехнулся. - Ну что ж, дай и мне посочинять малость! Не ты одна умеешь бумагу марать!</text:p>
      <text:p text:style-name="P18">Я хрустнул пальцами и взялся за <text:span text:style-name="T11">карандаш</text:span>…</text:p>
      <text:p text:style-name="P18">…</text:p>
      <text:p text:style-name="P18"/>
      <text:p text:style-name="P19"/>
      <text:p text:style-name="P19">…</text:p>
      <text:p text:style-name="P17">-----------------------------------------------</text:p>
      <text:p text:style-name="P17">На сцену вышла лошадь и уселась за стол. По залу прокатился вздох удивления.</text:p>
      <text:p text:style-name="P17">То, что лошадь уселась по человечески, <text:span text:style-name="T12">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20"><text:soft-page-break/>Удивительно длинные ноги <text:span text:style-name="T13">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3">о</text:span>громные <text:span text:style-name="T14">вишнёвые </text:span>глаза <text:span text:style-name="T13">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21">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2">…</text:p>
      <text:p text:style-name="P23">Эта лошадь приговаривается к смертной казни через усекновение головы!</text:p>
      <text:p text:style-name="P23">Палач пригнул голову лошади к эшафоту. <text:span text:style-name="T15">Лошадь прикрыла глаза копытами</text:span></text:p>
      <text:p text:style-name="P17">…</text:p>
      <text:p text:style-name="P24">Не дам убивать говорящую лошадь!!!</text:p>
      <text:p text:style-name="P25"/>
      <text:p text:style-name="P25">===================================</text:p>
      <text:p text:style-name="P26">Сел одно время становится наркоманкой</text:p>
      <text:p text:style-name="P26"><text:line-break/><text:line-break/></text:p>
      <text:p text:style-name="P27"><text:span text:style-name="T16"><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28"><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28"><text:soft-pag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28"><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28"><text:line-break/>Дедушка Фрейд, в молодости большой поклонник был кокоса))</text:p>
      <text:p text:style-name="P27"><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29"><text:soft-pag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p>
      <text:p text:style-name="P29"><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p>
      <text:p text:style-name="P29"><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p>
      <text:p text:style-name="P29"><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p>
      <text:p text:style-name="P29"><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text:soft-pag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27"><text:soft-page-break/></text:p>
      <text:p text:style-name="P27"/>
      <text:p text:style-name="P30">Coldplay – Talk</text:p>
      <text:p text:style-name="P27"><text:line-break/></text:p>
      <text:p text:style-name="P27">---------------------------------------</text:p>
      <text:p text:style-name="P31"/>
      <text:p text:style-name="P32">Сюжет:</text:p>
      <text:p text:style-name="P32">Анон лежит в психушке и ему снятся сны (чтоб их видеть, он скрывает, что не пьёт галоперидол). Во снах – отдельная сюжетная линия (временная петля). <text:span text:style-name="T17">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32"/>
      <text:p text:style-name="P33">(с этого момента начинаются воспоминания Хумана)-&gt;</text:p>
      <text:p text:style-name="P33"/>
      <text:p text:style-name="P34">…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32"/>
      <text:p text:style-name="P34">Вот как раз похождения Анона в глубоком прошлом Эквестрии и снятся Анону в психушке.</text:p>
      <text:p text:style-name="P32"/>
      <text:p text:style-name="P32">-----------------</text:p>
      <text:p text:style-name="P35">Фантастические Сны <text:span text:style-name="T18">Дедлайна</text:span> из психушки – придумала Селестия, превращённая в камень. Эквестрийский Сон (с Обменом) – придумал <text:span text:style-name="T19">Дедлайн</text:span> в ответ. Это и есть великий Обмен.</text:p>
      <text:p text:style-name="P32">-----------------</text:p>
      <text:p text:style-name="P32"/>
      <text:p text:style-name="P32"/>
      <text:p text:style-name="P36">===========================================</text:p>
      <text:p text:style-name="P36"/>
      <text:p text:style-name="P37"><text:soft-page-break/>(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20">сама </text:span>Сел стала статуей, <text:span text:style-name="T20">а Луну закинуло на луну</text:span>).</text:p>
      <text:p text:style-name="P38"/>
      <text:p text:style-name="P38">Сон 2:</text:p>
      <text:p text:style-name="P38"/>
      <text:p text:style-name="P38">Сон 3:</text:p>
      <text:p text:style-name="P38"/>
      <text:p text:style-name="P38">Сон 4:</text:p>
      <text:p text:style-name="P38">Сон 5:</text:p>
      <text:p text:style-name="P38"/>
      <text:p text:style-name="P38">Сборка в Эквестрии</text:p>
      <text:p text:style-name="P38"/>
      <text:p text:style-name="P39"/>
      <text:p text:style-name="P40">===========================================================</text:p>
      <text:p text:style-name="P41"/>
      <text:p text:style-name="P42">&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1T02:28:09.027511776</meta:creation-date>
    <dc:date>2025-02-08T18:07:29.568000000</dc:date>
    <meta:editing-duration>P14DT2H39M36S</meta:editing-duration>
    <meta:editing-cycles>70</meta:editing-cycles>
    <meta:generator>LibreOffice/24.8.4.2$Windows_X86_64 LibreOffice_project/bb3cfa12c7b1bf994ecc5649a80400d06cd71002</meta:generator>
    <meta:document-statistic meta:table-count="0" meta:image-count="0" meta:object-count="0" meta:page-count="8" meta:paragraph-count="77" meta:word-count="2151" meta:character-count="15151" meta:non-whitespace-character-count="13000"/>
  </office:meta>
</office:document-meta>
</file>